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4cm" style:rel-column-width="27918*"/>
    </style:style>
    <style:style style:name="Tabella3.B" style:family="table-column">
      <style:table-column-properties style:column-width="10.906cm" style:rel-column-width="37617*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B1" style:family="table-cell">
      <style:table-cell-properties style:vertical-align="" fo:background-color="#e6e6e6" fo:padding="0.097cm" fo:border="0.05pt solid #000000">
        <style:background-image/>
      </style:table-cell-properties>
    </style:style>
    <style:style style:name="Tabella3.2" style:family="table-row">
      <style:table-row-properties style:min-row-height="0.758cm"/>
    </style:style>
    <style:style style:name="Tabella3.B2" style:family="table-cell">
      <style:table-cell-properties style:vertical-align="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3" style:family="table-row">
      <style:table-row-properties style:min-row-height="0.395cm"/>
    </style:style>
    <style:style style:name="Tabella3.5" style:family="table-row">
      <style:table-row-properties style:min-row-height="2.279cm"/>
    </style:style>
    <style:style style:name="Tabella6" style:family="table">
      <style:table-properties style:width="7.899cm" table:align="margins"/>
    </style:style>
    <style:style style:name="Tabella6.A" style:family="table-column">
      <style:table-column-properties style:column-width="3.949cm" style:rel-column-width="32767*"/>
    </style:style>
    <style:style style:name="Tabella6.B" style:family="table-column">
      <style:table-column-properties style:column-width="3.949cm" style:rel-column-width="32768*"/>
    </style:style>
    <style:style style:name="Tabella6.A1" style:family="table-cell">
      <style:table-cell-properties fo:padding="0.097cm" fo:border="none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699cm" style:rel-column-width="9308*"/>
    </style:style>
    <style:style style:name="Tabella5.B" style:family="table-column">
      <style:table-column-properties style:column-width="6.802cm" style:rel-column-width="23459*"/>
    </style:style>
    <style:style style:name="Tabella5.C" style:family="table-column">
      <style:table-column-properties style:column-width="4.75cm" style:rel-column-width="16384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5.A2" style:family="table-cell">
      <style:table-cell-properties fo:background-color="transparent" fo:padding="0.097cm" fo:border="none">
        <style:background-image/>
      </style:table-cell-properties>
    </style:style>
    <style:style style:name="Tabella5.3" style:family="table-row">
      <style:table-row-properties style:min-row-height="0.005cm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265cm" style:rel-column-width="11261*"/>
    </style:style>
    <style:style style:name="Tabella1.B" style:family="table-column">
      <style:table-column-properties style:column-width="10.781cm" style:rel-column-width="37184*"/>
    </style:style>
    <style:style style:name="Tabella1.C" style:family="table-column">
      <style:table-column-properties style:column-width="1.642cm" style:rel-column-width="5664*"/>
    </style:style>
    <style:style style:name="Tabella1.D" style:family="table-column">
      <style:table-column-properties style:column-width="3.313cm" style:rel-column-width="11426*"/>
    </style:style>
    <style:style style:name="Tabella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7.488cm"/>
    </style:style>
    <style:style style:name="Tabella2.B" style:family="table-column">
      <style:table-column-properties style:column-width="2.011cm"/>
    </style:style>
    <style:style style:name="Tabella2.C" style:family="table-column">
      <style:table-column-properties style:column-width="3.166cm"/>
    </style:style>
    <style:style style:name="Tabella2.D" style:family="table-column">
      <style:table-column-properties style:column-width="6.332cm"/>
    </style:style>
    <style:style style:name="Tabella2.A1" style:family="table-cell">
      <style:table-cell-properties fo:padding="0.097cm" fo:border-left="0.05pt solid #000000" fo:border-right="none" fo:border-top="0.05pt solid #000000" fo:border-bottom="none"/>
    </style:style>
    <style:style style:name="Tabella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min-row-height="1.501cm"/>
    </style:style>
    <style:style style:name="Tabella2.A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C3" style:family="table-cell">
      <style:table-cell-properties fo:background-color="#e6e6e6" fo:padding="0.097cm" fo:border="0.05pt solid #000000">
        <style:background-image/>
      </style:table-cell-properties>
    </style:style>
    <style:style style:name="Tabella2.4" style:family="table-row">
      <style:table-row-properties style:min-row-height="0.101cm"/>
    </style:style>
    <style:style style:name="Tabella2.A4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ella2.C4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2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C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6" style:family="table-row">
      <style:table-row-properties style:min-row-height="1.997cm"/>
    </style:style>
    <style:style style:name="Tabella2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C6" style:family="table-cell">
      <style:table-cell-properties fo:background-color="transparent" fo:padding="0.097cm" fo:border="0.05pt solid #000000">
        <style:background-image/>
      </style:table-cell-properties>
    </style:style>
    <style:style style:name="Tabella2.7" style:family="table-row">
      <style:table-row-properties style:min-row-height="1.498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7" style:family="paragraph" style:parent-style-name="Frame_20_contents">
      <style:paragraph-properties fo:text-align="start" style:justify-single-word="false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P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12pt" fo:font-style="normal" style:text-underline-style="none" fo:font-weight="bold" officeooo:rsid="0002ba08" officeooo:paragraph-rsid="000fe5c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Ubuntu Light1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17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0pt" fo:font-style="normal" style:text-underline-style="none" fo:font-weight="normal" officeooo:paragraph-rsid="002f8c0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0pt" fo:font-style="normal" style:text-underline-style="none" fo:font-weight="normal" officeooo:paragraph-rsid="00444b0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normal" officeooo:paragraph-rsid="0003814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top="0.011cm" fo:margin-bottom="0.011cm" loext:contextual-spacing="false" fo:line-height="150%" fo:text-align="justify" style:justify-single-word="false" style:page-number="auto"/>
      <style:text-properties style:use-window-font-color="true" style:font-name="Ubuntu Light" fo:font-size="10pt" fo:font-style="normal" style:text-underline-style="none" fo:font-weight="normal" officeooo:rsid="0002ba08" officeooo:paragraph-rsid="004a037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rsid="000fe5cf" officeooo:paragraph-rsid="000fe5c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3a5fe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rsid="0002ba08" officeooo:paragraph-rsid="004d77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1pt" fo:font-style="normal" style:text-underline-style="none" fo:font-weight="bold" officeooo:rsid="0002ba0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2pt" fo:font-style="normal" style:text-underline-style="none" fo:font-weight="bold" officeooo:rsid="0002ba08" officeooo:paragraph-rsid="0004f3a8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2pt" fo:font-style="normal" style:text-underline-style="none" fo:font-weight="bold" officeooo:rsid="0002ba08" officeooo:paragraph-rsid="000fe5c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2pt" fo:font-style="normal" style:text-underline-style="none" fo:font-weight="bold" officeooo:rsid="0002ba08" officeooo:paragraph-rsid="00129795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2pt" fo:font-style="normal" style:text-underline-style="none" fo:font-weight="bold" officeooo:rsid="0002ba08" officeooo:paragraph-rsid="00464df1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2pt" fo:font-style="normal" style:text-underline-style="none" fo:font-weight="bold" officeooo:rsid="0002ba08" officeooo:paragraph-rsid="00038142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2pt" fo:font-style="normal" style:text-underline-style="none" fo:font-weight="bold" officeooo:rsid="0002ba08" officeooo:paragraph-rsid="004f2131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rsid="0002ba08" officeooo:paragraph-rsid="0002ba0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rsid="0002ba08" officeooo:paragraph-rsid="0003814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rsid="0002ba08" officeooo:paragraph-rsid="0032c5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rsid="0002ba08" officeooo:paragraph-rsid="00424bc9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rsid="00038142" officeooo:paragraph-rsid="0003814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rsid="003468eb" officeooo:paragraph-rsid="003468e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paragraph-rsid="003f6af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7pt" fo:font-style="normal" style:text-underline-style="none" fo:font-weight="bold" officeooo:rsid="00038142" officeooo:paragraph-rsid="0003814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0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10.134cm" style:type="center"/>
          <style:tab-stop style:position="17cm" style:type="right"/>
        </style:tab-stops>
      </style:paragraph-properties>
      <style:text-properties style:use-window-font-color="true" style:font-name="Ubuntu Light" fo:font-size="12pt" fo:font-style="normal" style:text-underline-style="none" fo:font-weight="bold" officeooo:rsid="0002ba08" officeooo:paragraph-rsid="00306013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4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1" fo:font-size="10pt" fo:font-style="normal" style:text-underline-style="none" fo:font-weight="bold" officeooo:rsid="00108f30" officeooo:paragraph-rsid="004f213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officeooo:rsid="00038142" officeooo:paragraph-rsid="0003814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bold" officeooo:rsid="00108f30" officeooo:paragraph-rsid="00108f3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0fe5c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2pt" fo:font-style="normal" style:text-underline-style="none" fo:font-weight="bold" officeooo:rsid="0002ba08" officeooo:paragraph-rsid="00518df1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47" style:family="paragraph" style:parent-style-name="Text_20_body">
      <style:text-properties fo:font-size="6pt" style:font-size-asian="5.25pt" style:font-size-complex="6pt"/>
    </style:style>
    <style:style style:name="P48" style:family="paragraph" style:parent-style-name="Table_20_Contents">
      <style:paragraph-properties fo:text-align="start" style:justify-single-word="false"/>
      <style:text-properties style:use-window-font-color="true" style:font-name="Ubuntu Light1" fo:font-size="10pt" fo:font-style="normal" style:text-underline-style="none" fo:font-weight="bold" officeooo:rsid="0002ba0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style:font-name="Ubuntu Light1" fo:font-size="10pt" fo:font-style="normal" style:text-underline-style="none" fo:font-weight="bold" officeooo:rsid="00038142" officeooo:paragraph-rsid="0003814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style:font-name="Ubuntu Light1" fo:font-size="10pt" fo:font-style="normal" style:text-underline-style="none" fo:font-weight="bold" officeooo:rsid="0004f3a8" officeooo:paragraph-rsid="0004f3a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use-window-font-color="true" style:font-name="Ubuntu Light1" fo:font-size="10pt" fo:font-style="normal" style:text-underline-style="none" fo:font-weight="bold" officeooo:rsid="00108f30" officeooo:paragraph-rsid="00108f3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style:font-name="Ubuntu Light1" fo:font-size="12pt" fo:font-style="normal" style:text-underline-style="none" fo:font-weight="bold" officeooo:rsid="0002ba08" officeooo:paragraph-rsid="0002ba08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style:font-name="Ubuntu Light1" fo:font-size="12pt" fo:font-style="normal" style:text-underline-style="none" fo:font-weight="bold" officeooo:rsid="0002ba08" officeooo:paragraph-rsid="000fe5c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02ba08" officeooo:paragraph-rsid="000fe5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text-underline-style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style:text-underline-style="none"/>
    </style:style>
    <style:style style:name="T8" style:family="text">
      <style:text-properties style:font-name="Ubuntu Light"/>
    </style:style>
    <style:style style:name="T9" style:family="text">
      <style:text-properties style:font-name="Ubuntu Light" fo:font-size="12pt" style:font-size-asian="12pt" style:font-size-complex="12pt"/>
    </style:style>
    <style:style style:name="T10" style:family="text">
      <style:text-properties officeooo:rsid="00038142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officeooo:rsid="0055c63f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4"/>
          </table:table-cell>
          <table:table-cell table:style-name="Tabella3.B1" office:value-type="string">
            <text:p text:style-name="P11">DESTINATARIO / MESSRS / PROPRIETARIO DELLA MERCE</text:p>
            <text:p text:style-name="P14"><text:placeholder text:placeholder-type="text">&lt;o.partner_id.name&gt;</text:placeholder></text:p>
            <text:p text:style-name="P10"><text:span text:style-name="T7"><text:placeholder text:placeholder-type="text">&lt;o.partner_id.street&gt;</text:placeholder></text:span><text:span text:style-name="T7"> - </text:span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</table:table-row>
        <table:table-row table:style-name="Tabella3.2">
          <table:table-cell table:style-name="Tabella3.A1" office:value-type="string">
            <text:p text:style-name="P52">DOCUMENTO DI TRASPORTO</text:p>
          </table:table-cell>
          <table:table-cell table:style-name="Tabella3.B2" table:number-rows-spanned="3" office:value-type="string">
            <text:p text:style-name="P9"><text:span text:style-name="T5"><text:placeholder text:placeholder-type="text">&lt;_("Phone")&gt;</text:placeholder></text:span><text:span text:style-name="T5">: </text:span><text:span text:style-name="T5"><text:placeholder text:placeholder-type="text">&lt;o.partner_id.phone&gt;</text:placeholder></text:span></text:p>
            <text:p text:style-name="P12"><text:span text:style-name="T5"><text:placeholder text:placeholder-type="text">&lt;_("Fax")&gt;</text:placeholder></text:span><text:span text:style-name="T5">: </text:span><text:span text:style-name="T5"><text:placeholder text:placeholder-type="text">&lt;o.partner_id.fax&gt;</text:placeholder></text:span></text:p>
            <text:p text:style-name="P12"><text:span text:style-name="T5"><text:placeholder text:placeholder-type="text">&lt;_("E-mail")&gt;</text:placeholder></text:span><text:span text:style-name="T5">: </text:span><text:span text:style-name="T5"><text:placeholder text:placeholder-type="text">&lt;o.partner_id.email&gt;</text:placeholder></text:span></text:p>
            <text:p text:style-name="P13"><text:placeholder text:placeholder-type="text">&lt;if test="o.partner_id.vat"&gt;</text:placeholder></text:p>
            <text:p text:style-name="P12"><text:span text:style-name="T5"><text:placeholder text:placeholder-type="text">&lt;_("VAT")&gt;</text:placeholder></text:span><text:span text:style-name="T5">: </text:span><text:span text:style-name="T5"><text:placeholder text:placeholder-type="text">&lt;o.partner_id.vat&gt;</text:placeholder></text:span></text:p>
            <text:p text:style-name="P13"><text:placeholder text:placeholder-type="text">&lt;/if&gt;</text:placeholder></text:p>
          </table:table-cell>
        </table:table-row>
        <table:table-row table:style-name="Tabella3.3">
          <table:table-cell table:style-name="Tabella3.A1" office:value-type="string">
            <text:p text:style-name="P54">(D.P.R. n.472 – Articolo 1 comma 3 del 14/08/96)</text:p>
          </table:table-cell>
          <table:covered-table-cell/>
        </table:table-row>
        <table:table-row table:style-name="Tabella3.3">
          <table:table-cell table:style-name="Tabella3.A1" table:number-rows-spanned="2" office:value-type="string">
            <table:table table:name="Tabella6" table:style-name="Tabella6">
              <table:table-column table:style-name="Tabella6.A"/>
              <table:table-column table:style-name="Tabella6.B"/>
              <table:table-row>
                <table:table-cell table:style-name="Tabella6.A1" table:number-columns-spanned="2" office:value-type="string">
                  <text:p text:style-name="P53">D.D.T. / BC</text:p>
                </table:table-cell>
                <table:covered-table-cell/>
              </table:table-row>
              <table:table-row>
                <table:table-cell table:style-name="Tabella6.A1" office:value-type="string">
                  <text:p text:style-name="P52">DDT n.</text:p>
                </table:table-cell>
                <table:table-cell table:style-name="Tabella6.A1" office:value-type="string">
                  <text:p text:style-name="P27">DATA / DATE</text:p>
                </table:table-cell>
              </table:table-row>
              <table:table-row>
                <table:table-cell table:style-name="Tabella6.A1" office:value-type="string">
                  <text:p text:style-name="P27"><text:placeholder text:placeholder-type="text">&lt;o.name&gt;</text:placeholder></text:p>
                </table:table-cell>
                <table:table-cell table:style-name="Tabella6.A1" office:value-type="string">
                  <text:p text:style-name="P27"><text:placeholder text:placeholder-type="text">&lt;formatLang(o.date, date=True) if o.date else ""&gt;</text:placeholder></text:p>
                </table:table-cell>
              </table:table-row>
            </table:table>
            <text:p text:style-name="P52"/>
          </table:table-cell>
          <table:covered-table-cell/>
        </table:table-row>
        <table:table-row table:style-name="Tabella3.5">
          <table:covered-table-cell/>
          <table:table-cell table:style-name="Tabella3.B2" office:value-type="string">
            <text:p text:style-name="P22">CODICE CLIENTE / CUSTOMER CODE <text:s text:c="10"/><text:span text:style-name="T11">Codice mexal</text:span></text:p>
            <text:p text:style-name="P44">DESTINAZIONE / DELI<text:span text:style-name="T13">V</text:span>ERY ADDRESS / LUOGO DI SCARICO</text:p>
            <text:p text:style-name="P45"/>
          </table:table-cell>
        </table:table-row>
      </table:table>
      <text:p text:style-name="P47"/>
      <table:table table:name="Tabella5" table:style-name="Tabella5">
        <table:table-column table:style-name="Tabella5.A"/>
        <table:table-column table:style-name="Tabella5.B"/>
        <table:table-column table:style-name="Tabella5.C" table:number-columns-repeated="2"/>
        <table:table-row table:style-name="Tabella5.1">
          <table:table-cell table:style-name="Tabella5.A1" table:number-columns-spanned="4" office:value-type="string">
            <text:p text:style-name="P32">Dati compilatore / caricatore : </text:p>
          </table:table-cell>
          <table:covered-table-cell/>
          <table:covered-table-cell/>
          <table:covered-table-cell/>
        </table:table-row>
        <table:table-row table:style-name="Tabella5.1">
          <table:table-cell table:style-name="Tabella5.A2" table:number-columns-spanned="2" office:value-type="string">
            <text:p text:style-name="P32">Ns Ordine / Our order confirmation</text:p>
          </table:table-cell>
          <table:covered-table-cell/>
          <table:table-cell table:style-name="Tabella5.A2" table:number-columns-spanned="2" office:value-type="string">
            <text:p text:style-name="P32">Vs Ordine / Your purchase order</text:p>
          </table:table-cell>
          <table:covered-table-cell/>
        </table:table-row>
        <table:table-row table:style-name="Tabella5.3">
          <table:table-cell table:style-name="Tabella5.A1" office:value-type="string">
            <text:p text:style-name="P32">Ordine cliente</text:p>
          </table:table-cell>
          <table:table-cell table:style-name="Tabella5.A1" office:value-type="string">
            <text:p text:style-name="P35">n. <text:span text:style-name="T9"><text:placeholder text:placeholder-type="text">&lt;o.origin&gt;</text:placeholder></text:span><text:span text:style-name="T9"> </text:span><text:span text:style-name="T8">del </text:span><text:span text:style-name="T9"><text:placeholder text:placeholder-type="text">&lt;formatLang(o.sale_id.date_order, date=True) if o.sale_id.date_order else ""&gt;</text:placeholder></text:span><text:span text:style-name="T9"> </text:span></text:p>
          </table:table-cell>
          <table:table-cell table:style-name="Tabella5.A1" table:number-columns-spanned="2" office:value-type="string">
            <text:p text:style-name="P32"/>
          </table:table-cell>
          <table:covered-table-cell/>
        </table:table-row>
        <table:table-row table:style-name="Tabella5.3">
          <table:table-cell table:style-name="Tabella5.A2" table:number-columns-spanned="2" office:value-type="string">
            <text:p text:style-name="P33">Causale del trasporto</text:p>
          </table:table-cell>
          <table:covered-table-cell/>
          <table:table-cell table:style-name="Tabella5.A2" table:number-columns-spanned="2" office:value-type="string">
            <text:p text:style-name="P32">Reso franco / Delivery terms</text:p>
          </table:table-cell>
          <table:covered-table-cell/>
        </table:table-row>
        <table:table-row table:style-name="Tabella5.1">
          <table:table-cell table:style-name="Tabella5.A1" table:number-columns-spanned="2" office:value-type="string">
            <text:p text:style-name="P30"><text:placeholder text:placeholder-type="text">&lt;o.transportation_reason_id.name&gt;</text:placeholder></text:p>
          </table:table-cell>
          <table:covered-table-cell/>
          <table:table-cell table:style-name="Tabella5.A1" table:number-columns-spanned="2" office:value-type="string">
            <text:p text:style-name="P30"><text:placeholder text:placeholder-type="text">&lt;o.carriage_condition_id.name&gt;</text:placeholder></text:p>
          </table:table-cell>
          <table:covered-table-cell/>
        </table:table-row>
        <table:table-row table:style-name="Tabella5.1">
          <table:table-cell table:style-name="Tabella5.A2" table:number-columns-spanned="2" office:value-type="string">
            <text:p text:style-name="P36">Trasporto a cura del</text:p>
          </table:table-cell>
          <table:covered-table-cell/>
          <table:table-cell table:style-name="Tabella5.A2" table:number-columns-spanned="2" office:value-type="string">
            <text:p text:style-name="P36">Inizio trasporto o consegna</text:p>
          </table:table-cell>
          <table:covered-table-cell/>
        </table:table-row>
        <table:table-row table:style-name="Tabella5.1">
          <table:table-cell table:style-name="Tabella5.A2" table:number-columns-spanned="2" office:value-type="string">
            <text:p text:style-name="P41"><text:placeholder text:placeholder-type="text">&lt;"VETTORE" if o.carrier_id else ""&gt;</text:placeholder></text:p>
          </table:table-cell>
          <table:covered-table-cell/>
          <table:table-cell table:style-name="Tabella5.A2" office:value-type="string">
            <text:p text:style-name="P34">DATA / DATE <text:span text:style-name="T8"><text:placeholder text:placeholder-type="text">&lt;o.ddt_date&gt;</text:placeholder></text:span></text:p>
          </table:table-cell>
          <table:table-cell table:style-name="Tabella5.A2" office:value-type="string">
            <text:p text:style-name="P37">ORA / TIME </text:p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office:value-type="string">
              <text:p text:style-name="P39">COD. ART.</text:p>
            </table:table-cell>
            <table:table-cell table:style-name="Tabella1.A1" office:value-type="string">
              <text:p text:style-name="P39">DESCRIZIONE ARTICOLO / PRODUCT DESCRIPTION</text:p>
            </table:table-cell>
            <table:table-cell table:style-name="Tabella1.A1" office:value-type="string">
              <text:p text:style-name="P39">U.M.</text:p>
            </table:table-cell>
            <table:table-cell table:style-name="Tabella1.D1" office:value-type="string">
              <text:p text:style-name="P39">QUANTITA'/QUANTITY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40"><text:text-input text:description="&lt;for each=&quot;l  in o.move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office:value-type="string">
            <text:p text:style-name="P23"><text:placeholder text:placeholder-type="text">&lt;l.sale_line_id.alias_id.default_code if l.sale_line_id.alias_id else l.product_id.default_code&gt;</text:placeholder></text:p>
          </table:table-cell>
          <table:table-cell table:style-name="Tabella1.B3" office:value-type="string">
            <text:p text:style-name="P20"><text:s text:c="3"/><text:placeholder text:placeholder-type="text">&lt;l.sale_line_id.alias_id.name if l.sale_line_id.alias_id else l.product_id.name&gt;</text:placeholder></text:p>
            <text:p text:style-name="P43"><text:s text:c="3"/>Batch: lotto <text:s text:c="12"/>Packing: imballaggio</text:p>
          </table:table-cell>
          <table:table-cell table:style-name="Tabella1.C3" office:value-type="string">
            <text:p text:style-name="P19"><text:s/><text:span text:style-name="T6"><text:placeholder text:placeholder-type="text">&lt;l.product_uom.name&gt;</text:placeholder></text:span></text:p>
          </table:table-cell>
          <table:table-cell table:style-name="Tabella1.D3" office:value-type="string">
            <text:p text:style-name="P18"><text:s/><text:span text:style-name="T6"><text:placeholder text:placeholder-type="text">&lt;formatLang(l.product_qty, digits=get_digits(dp='Account'))&gt;</text:placeholder></text:span></text:p>
          </table:table-cell>
        </table:table-row>
        <text:soft-page-break/>
        <table:table-row>
          <table:table-cell table:style-name="Tabella1.A4" table:number-columns-spanned="4" office:value-type="string">
            <text:p text:style-name="P38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25">“<text:span text:style-name="T10">LA MERCE DEVE VIAGGIARE COPERTA A CURA DEL VETTORE CHE NE E' IL SOLO RESPONSABILE</text:span>”</text:p>
          </table:table-cell>
          <table:covered-table-cell/>
          <table:covered-table-cell/>
          <table:covered-table-cell/>
        </table:table-row>
      </table:table>
      <text:p text:style-name="P16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49">ASPETTO ESTERIORE DEI BENI / PACKING</text:p>
          </table:table-cell>
          <table:table-cell table:style-name="Tabella2.A1" table:number-columns-spanned="2" office:value-type="string">
            <text:p text:style-name="P49">PESO NETTO / NET WEIGHT</text:p>
          </table:table-cell>
          <table:covered-table-cell/>
          <table:table-cell table:style-name="Tabella2.D1" office:value-type="string">
            <text:p text:style-name="P49">COLLI / PACKS N.</text:p>
          </table:table-cell>
        </table:table-row>
        <table:table-row>
          <table:table-cell table:style-name="Tabella2.A2" office:value-type="string">
            <text:p text:style-name="P26"><text:placeholder text:placeholder-type="text">&lt;o.goods_description_id.name&gt;</text:placeholder></text:p>
          </table:table-cell>
          <table:table-cell table:style-name="Tabella2.A2" table:number-columns-spanned="2" office:value-type="string">
            <text:p text:style-name="P29"><text:placeholder text:placeholder-type="text">&lt;o.weight_net&gt;</text:placeholder></text:p>
          </table:table-cell>
          <table:covered-table-cell/>
          <table:table-cell table:style-name="Tabella2.D2" office:value-type="string">
            <text:p text:style-name="P28"><text:placeholder text:placeholder-type="text">&lt;o.number_of_packages&gt;</text:placeholder></text:p>
          </table:table-cell>
        </table:table-row>
        <table:table-row table:style-name="Tabella2.3">
          <table:table-cell table:style-name="Tabella2.A3" table:number-columns-spanned="2" office:value-type="string">
            <text:p text:style-name="P50">FIRMA DEL CONDUCENTE / DRIVER SIGNATURE</text:p>
          </table:table-cell>
          <table:covered-table-cell/>
          <table:table-cell table:style-name="Tabella2.C3" table:number-columns-spanned="2" office:value-type="string">
            <text:p text:style-name="P50">FIRMA DEL DESTINATARIO / CONSEGNEE SIGNATURE</text:p>
          </table:table-cell>
          <table:covered-table-cell/>
        </table:table-row>
        <table:table-row table:style-name="Tabella2.4">
          <table:table-cell table:style-name="Tabella2.A4" table:number-columns-spanned="2" office:value-type="string">
            <text:p text:style-name="P51">VETTORE / FORWARDER</text:p>
          </table:table-cell>
          <table:covered-table-cell/>
          <table:table-cell table:style-name="Tabella2.C4" table:number-columns-spanned="2" office:value-type="string">
            <text:p text:style-name="P51">DATA DI CARICO / LOADING DATE</text:p>
          </table:table-cell>
          <table:covered-table-cell/>
        </table:table-row>
        <table:table-row table:style-name="Tabella2.4">
          <table:table-cell table:style-name="Tabella2.A5" table:number-columns-spanned="2" office:value-type="string">
            <text:p text:style-name="P24"><text:s/><text:placeholder text:placeholder-type="text">&lt;o.move_lines.partner_id.name&gt;</text:placeholder></text:p>
          </table:table-cell>
          <table:covered-table-cell/>
          <table:table-cell table:style-name="Tabella2.C5" table:number-columns-spanned="2" office:value-type="string">
            <text:p text:style-name="P48"/>
          </table:table-cell>
          <table:covered-table-cell/>
        </table:table-row>
        <table:table-row table:style-name="Tabella2.6">
          <table:table-cell table:style-name="Tabella2.A6" table:number-columns-spanned="2" office:value-type="string">
            <text:p text:style-name="P31"><text:s/><text:span text:style-name="T12"><text:placeholder text:placeholder-type="text">&lt;o.move_lines.partner_id.street&gt;</text:placeholder></text:span></text:p>
            <text:p text:style-name="P46"><text:span text:style-name="T12"><text:s/></text:span><text:span text:style-name="T12"><text:placeholder text:placeholder-type="text">&lt;o.move_lines.partner_id.city&gt;</text:placeholder></text:span></text:p>
            <text:p text:style-name="P42">P.IVA: </text:p>
          </table:table-cell>
          <table:covered-table-cell/>
          <table:table-cell table:style-name="Tabella2.C6" table:number-columns-spanned="2" office:value-type="string">
            <text:p text:style-name="P51">FIRMA / SIGNATURE</text:p>
          </table:table-cell>
          <table:covered-table-cell/>
        </table:table-row>
        <table:table-row table:style-name="Tabella2.7">
          <table:table-cell table:style-name="Tabella2.C5" table:number-columns-spanned="4" office:value-type="string">
            <text:p text:style-name="P51">ANNOTAZIONI / NOTES</text:p>
            <text:p text:style-name="P21"><text:placeholder text:placeholder-type="text">&lt;o.note&gt;</text:placeholder></text:p>
          </table:table-cell>
          <table:covered-table-cell/>
          <table:covered-table-cell/>
          <table:covered-table-cell/>
        </table:table-row>
      </table:table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6.533cm"/>
    </style:style>
    <style:style style:name="Tabella4.B" style:family="table-column">
      <style:table-column-properties style:column-width="12.467cm"/>
    </style:style>
    <style:style style:name="Tabella4.1" style:family="table-row">
      <style:table-row-properties style:min-row-height="2.9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MP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9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paragraph" svg:x="0.011cm" svg:y="-0.011cm" svg:width="6.339cm" style:rel-width="100%" svg:height="2.829cm" style:rel-height="scale-min" draw:z-index="1"><draw:text-box><text:p text:style-name="MP2"/></draw:text-box></draw:frame></text:p>
            </table:table-cell>
            <table:table-cell table:style-name="Tabella4.B1" office:value-type="string">
              <text:p text:style-name="MP3"><text:placeholder text:placeholder-type="text">&lt;company.name&gt;</text:placeholder></text:p>
              <text:p text:style-name="MP4"><text:placeholder text:placeholder-type="text">&lt;setLang(o.partner_id.lang or 'it_IT')&gt;</text:placeholder></text:p>
              <text:p text:style-name="MP5"><text:span text:style-name="MT1">INDIRIZZO</text:span>:<text:tab/><text:span text:style-name="MT1"><text:placeholder text:placeholder-type="text">&lt;company.street&gt;</text:placeholder></text:span><text:span text:style-name="MT1"> - </text:span><text:span text:style-name="MT1"><text:placeholder text:placeholder-type="text">&lt;company.zip&gt;</text:placeholder></text:span><text:span text:style-name="MT1"> </text:span><text:span text:style-name="MT2"><text:s/></text:span><text:span text:style-name="MT1"><text:placeholder text:placeholder-type="text">&lt;company.city&gt;</text:placeholder></text:span></text:p>
              <text:p text:style-name="MP5"><text:span text:style-name="MT1">P. IVA</text:span>: <text:tab/><text:span text:style-name="MT3"><text:placeholder text:placeholder-type="text">&lt;company.vat&gt;</text:placeholder></text:span></text:p>
              <text:p text:style-name="MP5"><text:span text:style-name="MT1">WEB SITE</text:span>: <text:tab/><text:span text:style-name="MT3"><text:placeholder text:placeholder-type="text">&lt;company.website&gt;</text:placeholder></text:span></text:p>
              <text:p text:style-name="MP6"><text:span text:style-name="MT1">E-MAIL</text:span>: <text:tab/><text:span text:style-name="MT3"><text:placeholder text:placeholder-type="text">&lt;company.email&gt;</text:placeholder></text:span></text:p>
            </table:table-cell>
          </table:table-row>
          <table:table-row>
            <table:table-cell table:style-name="Tabella4.A1" table:number-columns-spanned="2" office:value-type="string">
              <text:p text:style-name="MP7">Pag. <text:page-number text:select-page="current">2</text:page-number> di <text:page-count>2</text:page-count></text:p>
            </table:table-cell>
            <table:covered-table-cell/>
          </table:table-row>
        </table:table>
        <text:p text:style-name="MP8"/>
      </style:header>
      <style:footer>
        <text:p text:style-name="MP9"><text:span text:style-name="MT4"><text:placeholder text:placeholder-type="text">&lt;company.zip&gt;</text:placeholder></text:span> - <text:span text:style-name="MT4"><text:placeholder text:placeholder-type="text">&lt;company.city&gt;</text:placeholder></text:span> - <text:span text:style-name="MT4"><text:placeholder text:placeholder-type="text">&lt;company.street&gt;</text:placeholder></text:span> - <text:span text:style-name="MT4"><text:placeholder text:placeholder-type="text">&lt;_("VAT")&gt;</text:placeholder></text:span> <text:s/><text:span text:style-name="MT4"><text:placeholder text:placeholder-type="text">&lt;company.vat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9-07T10:42:46.146999101</dc:date>
    <meta:editing-duration>P5DT15H36M22S</meta:editing-duration>
    <meta:editing-cycles>626</meta:editing-cycles>
    <meta:generator>LibreOffice/4.3.3.2$Linux_X86_64 LibreOffice_project/430m0$Build-2</meta:generator>
    <dc:creator>thebrush </dc:creator>
    <meta:document-statistic meta:table-count="6" meta:image-count="0" meta:object-count="0" meta:page-count="2" meta:paragraph-count="70" meta:word-count="257" meta:character-count="2222" meta:non-whitespace-character-count="1996"/>
    <meta:user-defined meta:name="Info 1"/>
    <meta:user-defined meta:name="Info 2"/>
    <meta:user-defined meta:name="Info 3"/>
    <meta:user-defined meta:name="Info 4"/>
  </office:meta>
</office:document-meta>
</file>